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5.7pt"/>
    </style:style>
    <style:style style:name="co3" style:family="table-column">
      <style:table-column-properties fo:break-before="auto" style:column-width="82.69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61.99pt"/>
    </style:style>
    <style:style style:name="co6" style:family="table-column">
      <style:table-column-properties fo:break-before="auto" style:column-width="62.5pt"/>
    </style:style>
    <style:style style:name="co7" style:family="table-column">
      <style:table-column-properties fo:break-before="auto" style:column-width="57.09pt"/>
    </style:style>
    <style:style style:name="co8" style:family="table-column">
      <style:table-column-properties fo:break-before="auto" style:column-width="68.14pt"/>
    </style:style>
    <style:style style:name="co9" style:family="table-column">
      <style:table-column-properties fo:break-before="auto" style:column-width="69.7pt"/>
    </style:style>
    <style:style style:name="co10" style:family="table-column">
      <style:table-column-properties fo:break-before="auto" style:column-width="50.14pt"/>
    </style:style>
    <style:style style:name="co11" style:family="table-column">
      <style:table-column-properties fo:break-before="auto" style:column-width="49.41pt"/>
    </style:style>
    <style:style style:name="co12" style:family="table-column">
      <style:table-column-properties fo:break-before="auto" style:column-width="46.29pt"/>
    </style:style>
    <style:style style:name="co13" style:family="table-column">
      <style:table-column-properties fo:break-before="auto" style:column-width="64.06pt"/>
    </style:style>
    <style:style style:name="co14" style:family="table-column">
      <style:table-column-properties fo:break-before="auto" style:column-width="74.1pt"/>
    </style:style>
    <style:style style:name="co15" style:family="table-column">
      <style:table-column-properties fo:break-before="auto" style:column-width="55.56pt"/>
    </style:style>
    <style:style style:name="co16" style:family="table-column">
      <style:table-column-properties fo:break-before="auto" style:column-width="84.9pt"/>
    </style:style>
    <style:style style:name="co17" style:family="table-column">
      <style:table-column-properties fo:break-before="auto" style:column-width="81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9pt" fo:break-before="auto" style:use-optimal-row-height="true"/>
    </style:style>
    <style:style style:name="ro3" style:family="table-row">
      <style:table-row-properties style:row-height="12.7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e181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ext-properties fo:color="#ce181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wrap-option="no-wrap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Input paramet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" table:number-columns-repeated="11" table:default-cell-style-name="Default"/>
        <table:table-row table:style-name="ro1">
          <table:table-cell table:number-columns-repeated="3"/>
          <table:table-cell table:style-name="Default" table:number-columns-repeated="11"/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Par_name</text:p>
          </table:table-cell>
          <table:table-cell table:style-name="ce5" office:value-type="string" calcext:value-type="string">
            <text:p>Case1</text:p>
          </table:table-cell>
          <table:table-cell table:style-name="ce5" office:value-type="string" calcext:value-type="string">
            <text:p>Case2</text:p>
          </table:table-cell>
          <table:table-cell table:style-name="ce5" office:value-type="string" calcext:value-type="string">
            <text:p>Case3</text:p>
          </table:table-cell>
          <table:table-cell table:style-name="ce5" office:value-type="string" calcext:value-type="string">
            <text:p>Case4a</text:p>
          </table:table-cell>
          <table:table-cell table:style-name="ce5" office:value-type="string" calcext:value-type="string">
            <text:p>Case4b</text:p>
          </table:table-cell>
          <table:table-cell table:style-name="ce5" office:value-type="string" calcext:value-type="string">
            <text:p>Case4c</text:p>
          </table:table-cell>
          <table:table-cell table:style-name="ce5" office:value-type="string" calcext:value-type="string">
            <text:p>Case4d</text:p>
          </table:table-cell>
          <table:table-cell table:style-name="ce5" office:value-type="string" calcext:value-type="string">
            <text:p>Case5</text:p>
          </table:table-cell>
          <table:table-cell table:style-name="ce5" office:value-type="string" calcext:value-type="string">
            <text:p>Case6</text:p>
          </table:table-cell>
          <table:table-cell table:style-name="ce5" office:value-type="string" calcext:value-type="string">
            <text:p>Case7</text:p>
          </table:table-cell>
          <table:table-cell table:style-name="ce5" office:value-type="string" calcext:value-type="string">
            <text:p>Case8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xygen to Uranium ratio</text:p>
          </table:table-cell>
          <table:table-cell office:value-type="string" calcext:value-type="string">
            <text:p>OTU_RATIO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bon to Uranium ratio</text:p>
          </table:table-cell>
          <table:table-cell office:value-type="string" calcext:value-type="string">
            <text:p>CTU_RATIO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-235 enrichment (wt%)</text:p>
          </table:table-cell>
          <table:table-cell office:value-type="string" calcext:value-type="string">
            <text:p>ENRICH</text:p>
          </table:table-cell>
          <table:table-cell table:number-columns-repeated="1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ernel diameter (μm)</text:p>
          </table:table-cell>
          <table:table-cell office:value-type="string" calcext:value-type="string">
            <text:p>KER_DIAM</text:p>
          </table:table-cell>
          <table:table-cell table:number-columns-repeated="7" office:value-type="float" office:value="500" calcext:value-type="float">
            <text:p>500</text:p>
          </table:table-cell>
          <table:table-cell office:value-type="float" office:value="350" calcext:value-type="float">
            <text:p>350</text:p>
          </table:table-cell>
          <table:table-cell table:number-columns-repeated="3" office:value-type="float" office:value="500" calcext:value-type="float">
            <text:p>500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uffer thickness (μm)</text:p>
          </table:table-cell>
          <table:table-cell office:value-type="string" calcext:value-type="string">
            <text:p>BUF_THIK</text:p>
          </table:table-cell>
          <table:table-cell table:number-columns-repeated="11"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PyC thickness (μm)</text:p>
          </table:table-cell>
          <table:table-cell office:value-type="string" calcext:value-type="string">
            <text:p>IPYC_THIK</text:p>
          </table:table-cell>
          <table:table-cell office:value-type="string" calcext:value-type="string">
            <text:p>na</text:p>
          </table:table-cell>
          <table:table-cell office:value-type="float" office:value="90" calcext:value-type="float">
            <text:p>90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C thickness (μm)</text:p>
          </table:table-cell>
          <table:table-cell office:value-type="string" calcext:value-type="string">
            <text:p>SIC_THIK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a</text:p>
          </table:table-cell>
          <table:table-cell table:number-columns-repeated="9"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PyC thickness (μm)</text:p>
          </table:table-cell>
          <table:table-cell office:value-type="string" calcext:value-type="string">
            <text:p>OPYC_THIK</text:p>
          </table:table-cell>
          <table:table-cell table:number-columns-repeated="7" office:value-type="string" calcext:value-type="string">
            <text:p>na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ernel density (Mg/m3)</text:p>
          </table:table-cell>
          <table:table-cell office:value-type="string" calcext:value-type="string">
            <text:p>KER_DENS</text:p>
          </table:table-cell>
          <table:table-cell table:number-columns-repeated="11" office:value-type="float" office:value="10.8" calcext:value-type="float">
            <text:p>10.8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uffer density (Mg/m3 )</text:p>
          </table:table-cell>
          <table:table-cell office:value-type="string" calcext:value-type="string">
            <text:p>BUF_DENS</text:p>
          </table:table-cell>
          <table:table-cell table:number-columns-repeated="11" office:value-type="float" office:value="0.95" calcext:value-type="float">
            <text:p>0.95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PyC density (Mg/m 3 )</text:p>
          </table:table-cell>
          <table:table-cell office:value-type="string" calcext:value-type="string">
            <text:p>IPYC_DENS</text:p>
          </table:table-cell>
          <table:table-cell office:value-type="string" calcext:value-type="string">
            <text:p>n.a.</text:p>
          </table:table-cell>
          <table:table-cell table:number-columns-repeated="10" office:value-type="float" office:value="1.9" calcext:value-type="float">
            <text:p>1.9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iC density (Mg/m3 )</text:p>
          </table:table-cell>
          <table:table-cell office:value-type="string" calcext:value-type="string">
            <text:p>SIC_DENS</text:p>
          </table:table-cell>
          <table:table-cell table:number-columns-repeated="11" office:value-type="float" office:value="3.2" calcext:value-type="float">
            <text:p>3.2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PyC density (Mg/m3)</text:p>
          </table:table-cell>
          <table:table-cell office:value-type="string" calcext:value-type="string">
            <text:p>OPYC_DENS</text:p>
          </table:table-cell>
          <table:table-cell table:number-columns-repeated="7" office:value-type="string" calcext:value-type="string">
            <text:p>n.a.</text:p>
          </table:table-cell>
          <table:table-cell table:number-columns-repeated="4" office:value-type="float" office:value="1.9" calcext:value-type="float">
            <text:p>1.9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PyC BAF</text:p>
          </table:table-cell>
          <table:table-cell office:value-type="string" calcext:value-type="string">
            <text:p>IPYC_BAF</text:p>
          </table:table-cell>
          <table:table-cell office:value-type="string" calcext:value-type="string">
            <text:p>n.a.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.03" calcext:value-type="float">
            <text:p>1.03</text:p>
          </table:table-cell>
          <table:table-cell office:value-type="float" office:value="1.06" calcext:value-type="float">
            <text:p>1.06</text:p>
          </table:table-cell>
          <table:table-cell office:value-type="float" office:value="1.03" calcext:value-type="float">
            <text:p>1.03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PyC BAF</text:p>
          </table:table-cell>
          <table:table-cell office:value-type="string" calcext:value-type="string">
            <text:p>OPYC_BAF</text:p>
          </table:table-cell>
          <table:table-cell table:number-columns-repeated="7" office:value-type="string" calcext:value-type="string">
            <text:p>n.a.</text:p>
          </table:table-cell>
          <table:table-cell table:number-columns-repeated="2" office:value-type="float" office:value="1.03" calcext:value-type="float">
            <text:p>1.03</text:p>
          </table:table-cell>
          <table:table-cell office:value-type="float" office:value="1.06" calcext:value-type="float">
            <text:p>1.06</text:p>
          </table:table-cell>
          <table:table-cell office:value-type="float" office:value="1.03" calcext:value-type="float">
            <text:p>1.03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PyC creep coefficient</text:p>
          </table:table-cell>
          <table:table-cell office:value-type="string" calcext:value-type="string">
            <text:p>PYC_CRCOEF</text:p>
          </table:table-cell>
          <table:table-cell table:number-columns-repeated="4" office:value-type="string" calcext:value-type="string">
            <text:p>n.a.</text:p>
          </table:table-cell>
          <table:table-cell table:number-columns-repeated="3" office:value-type="string" calcext:value-type="string">
            <text:p>2.715 × 10 -5</text:p>
          </table:table-cell>
          <table:table-cell table:number-columns-repeated="4" office:value-type="string" calcext:value-type="string">
            <text:p>n.a.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PyC swelling rate</text:p>
          </table:table-cell>
          <table:table-cell office:value-type="string" calcext:value-type="string">
            <text:p>PYC_SWRATE</text:p>
          </table:table-cell>
          <table:table-cell table:number-columns-repeated="3" office:value-type="string" calcext:value-type="string">
            <text:p>n.a.</text:p>
          </table:table-cell>
          <table:table-cell office:value-type="float" office:value="-0.005" calcext:value-type="float">
            <text:p>-0.005</text:p>
          </table:table-cell>
          <table:table-cell office:value-type="string" calcext:value-type="string">
            <text:p>n.a.</text:p>
          </table:table-cell>
          <table:table-cell office:value-type="float" office:value="-0.005" calcext:value-type="float">
            <text:p>-0.005</text:p>
          </table:table-cell>
          <table:table-cell office:value-type="string" calcext:value-type="string">
            <text:p>correlation (a)</text:p>
          </table:table-cell>
          <table:table-cell table:number-columns-repeated="4" office:value-type="string" calcext:value-type="string">
            <text:p>n.a.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rradiation duration (efpd)</text:p>
          </table:table-cell>
          <table:table-cell office:value-type="string" calcext:value-type="string">
            <text:p>EFP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nd of life burnup (% FIMA)</text:p>
          </table:table-cell>
          <table:table-cell office:value-type="string" calcext:value-type="string">
            <text:p>EOL_BURN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ol fl(10*25 n/m2,E&gt;0.18MeV)</text:p>
          </table:table-cell>
          <table:table-cell office:value-type="string" calcext:value-type="string">
            <text:p>EOL_F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nstant temperature (K)</text:p>
          </table:table-cell>
          <table:table-cell office:value-type="string" calcext:value-type="string">
            <text:p>TEMP</text:p>
          </table:table-cell>
          <table:table-cell table:number-columns-repeated="10" office:value-type="float" office:value="1273" calcext:value-type="float">
            <text:p>1273</text:p>
          </table:table-cell>
          <table:table-cell office:value-type="string" calcext:value-type="string">
            <text:p>873-1273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nternal pressure (MPa)</text:p>
          </table:table-cell>
          <table:table-cell office:value-type="string" calcext:value-type="string">
            <text:p>IPRES</text:p>
          </table:table-cell>
          <table:table-cell table:number-columns-repeated="7" office:value-type="float" office:value="25" calcext:value-type="float">
            <text:p>25</text:p>
          </table:table-cell>
          <table:table-cell table:number-columns-repeated="4" office:value-type="string" calcext:value-type="string">
            <text:p>n.a.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mbient pressure (MPa)</text:p>
          </table:table-cell>
          <table:table-cell office:value-type="string" calcext:value-type="string">
            <text:p>APRES</text:p>
          </table:table-cell>
          <table:table-cell table:number-columns-repeated="11" office:value-type="float" office:value="0.1" calcext:value-type="float">
            <text:p>0.1</text:p>
          </table:table-cell>
          <table:table-cell table:number-columns-repeated="11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Results to be compared</text:p>
          </table:table-cell>
          <table:table-cell table:style-name="ce8" table:number-columns-spanned="1" table:number-rows-spanned="2"/>
          <table:table-cell table:style-name="ce7" office:value-type="string" calcext:value-type="string" table:number-columns-spanned="1" table:number-rows-spanned="2">
            <text:p>SiC stress</text:p>
          </table:table-cell>
          <table:table-cell table:style-name="ce7" office:value-type="string" calcext:value-type="string" table:number-columns-spanned="1" table:number-rows-spanned="2">
            <text:p>IpyC stress</text:p>
          </table:table-cell>
          <table:table-cell table:style-name="ce7" office:value-type="string" calcext:value-type="string" table:number-columns-spanned="1" table:number-rows-spanned="2">
            <text:p>SiC and IpyC stress</text:p>
          </table:table-cell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style-name="Default" table:number-columns-spanned="1" table:number-rows-spanned="2"/>
          <table:table-cell table:number-columns-repeated="11"/>
        </table:table-row>
        <table:table-row table:style-name="ro1">
          <table:table-cell/>
          <table:covered-table-cell/>
          <table:covered-table-cell table:style-name="ce8"/>
          <table:covered-table-cell table:number-columns-repeated="3" table:style-name="ce7"/>
          <table:covered-table-cell table:number-columns-repeated="8" table:style-name="Default"/>
          <table:table-cell table:number-columns-repeated="11"/>
        </table:table-row>
        <table:table-row table:style-name="ro1" table:number-rows-repeated="3">
          <table:table-cell table:number-columns-repeated="3"/>
          <table:table-cell table:style-name="Default" table:number-columns-repeated="11"/>
          <table:table-cell table:number-columns-repeated="11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float" office:value="10.8" calcext:value-type="float">
            <text:p>10.8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string" calcext:value-type="string">
            <text:p>n.a.</text:p>
          </table:table-cell>
          <table:table-cell table:style-name="Default" office:value-type="float" office:value="3.2" calcext:value-type="float">
            <text:p>3.2</text:p>
          </table:table-cell>
          <table:table-cell table:number-columns-repeated="5" office:value-type="string" calcext:value-type="string">
            <text:p>n.a.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3" calcext:value-type="float">
            <text:p>1273</text:p>
          </table:table-cell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</table:table-row>
      </table:table>
      <table:table table:name="Material Properties" table:style-name="ta1">
        <table:table-column table:style-name="co1" table:default-cell-style-name="Default"/>
        <table:table-column table:style-name="co1" table:default-cell-style-name="ce11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column table:style-name="co17" table:default-cell-style-name="Default"/>
        <table:table-row table:style-name="ro1">
          <table:table-cell/>
          <table:table-cell table:style-name="Default"/>
          <table:table-cell table:number-columns-repeated="9"/>
        </table:table-row>
        <table:table-row table:style-name="ro2">
          <table:table-cell/>
          <table:table-cell office:value-type="string" calcext:value-type="string">
            <text:p>Case</text:p>
          </table:table-cell>
          <table:table-cell table:style-name="ce12" office:value-type="string" calcext:value-type="string">
            <text:p>PyC</text:p>
            <text:p>Young modulus</text:p>
            <text:p>of elasticity</text:p>
            <text:p>(MPa)</text:p>
          </table:table-cell>
          <table:table-cell table:style-name="ce12" office:value-type="string" calcext:value-type="string">
            <text:p>PyC Poisson Ratio</text:p>
          </table:table-cell>
          <table:table-cell table:style-name="ce12" office:value-type="string" calcext:value-type="string">
            <text:p>PyC</text:p>
            <text:p>Poisson</text:p>
            <text:p>Ratio in Creep</text:p>
          </table:table-cell>
          <table:table-cell table:style-name="ce12" office:value-type="string" calcext:value-type="string">
            <text:p>PyC coefficient</text:p>
            <text:p>of thermal</text:p>
            <text:p>expansion (K -1 )</text:p>
          </table:table-cell>
          <table:table-cell table:style-name="ce12" office:value-type="string" calcext:value-type="string">
            <text:p>PyC creep coefficient</text:p>
          </table:table-cell>
          <table:table-cell table:style-name="ce13" office:value-type="string" calcext:value-type="string">
            <text:p>PyC swelling strain rate</text:p>
          </table:table-cell>
          <table:table-cell office:value-type="string" calcext:value-type="string">
            <text:p>SiC</text:p>
            <text:p>modulus of</text:p>
            <text:p>elasticity</text:p>
            <text:p>(MPa)</text:p>
          </table:table-cell>
          <table:table-cell office:value-type="string" calcext:value-type="string">
            <text:p>SiC</text:p>
            <text:p>Poisson</text:p>
            <text:p>Ratio</text:p>
          </table:table-cell>
          <table:table-cell table:style-name="ce14" office:value-type="string" calcext:value-type="string">
            <text:p>SiC coefficient</text:p>
            <text:p>of thermal</text:p>
            <text:p>expansion (K -1 )</text:p>
          </table:table-cell>
        </table:table-row>
        <table:table-row table:style-name="ro1">
          <table:table-cell/>
          <table:table-cell table:style-name="Default"/>
          <table:table-cell table:style-name="ce5" office:value-type="string" calcext:value-type="string">
            <text:p>*10-4</text:p>
          </table:table-cell>
          <table:table-cell table:style-name="ce1" table:number-columns-repeated="2"/>
          <table:table-cell table:style-name="ce5" office:value-type="string" calcext:value-type="string">
            <text:p>*10-(-6)</text:p>
          </table:table-cell>
          <table:table-cell table:style-name="ce5" office:value-type="string" calcext:value-type="string">
            <text:p>*10-4</text:p>
          </table:table-cell>
          <table:table-cell table:style-name="ce1"/>
          <table:table-cell table:style-name="ce5" office:value-type="string" calcext:value-type="string">
            <text:p>*10-5</text:p>
          </table:table-cell>
          <table:table-cell table:style-name="ce5"/>
          <table:table-cell table:style-name="ce5" office:value-type="string" calcext:value-type="string">
            <text:p>*10-(-6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.a.</text:p>
          </table:table-cell>
          <table:table-cell office:value-type="float" office:value="3.7" calcext:value-type="float">
            <text:p>3.7</text:p>
          </table:table-cell>
          <table:table-cell office:value-type="float" office:value="0.13" calcext:value-type="float">
            <text:p>0.13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.96" calcext:value-type="float">
            <text:p>3.96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n.a.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n.a.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96" calcext:value-type="float">
            <text:p>3.96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n.a.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string" calcext:value-type="string">
            <text:p>n.a.</text:p>
          </table:table-cell>
          <table:table-cell office:value-type="float" office:value="3.7" calcext:value-type="float">
            <text:p>3.7</text:p>
          </table:table-cell>
          <table:table-cell office:value-type="float" office:value="0.13" calcext:value-type="float">
            <text:p>0.13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/>
          <table:table-cell office:value-type="string" calcext:value-type="string">
            <text:p>4a</text:p>
          </table:table-cell>
          <table:table-cell office:value-type="float" office:value="3.96" calcext:value-type="float">
            <text:p>3.96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n.a.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.a.</text:p>
          </table:table-cell>
          <table:table-cell office:value-type="float" office:value="-0.005" calcext:value-type="float">
            <text:p>-0.005</text:p>
          </table:table-cell>
          <table:table-cell office:value-type="float" office:value="3.7" calcext:value-type="float">
            <text:p>3.7</text:p>
          </table:table-cell>
          <table:table-cell office:value-type="float" office:value="0.13" calcext:value-type="float">
            <text:p>0.13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/>
          <table:table-cell office:value-type="string" calcext:value-type="string">
            <text:p>4b</text:p>
          </table:table-cell>
          <table:table-cell office:value-type="float" office:value="3.96" calcext:value-type="float">
            <text:p>3.96</text:p>
          </table:table-cell>
          <table:table-cell office:value-type="float" office:value="0.33" calcext:value-type="float">
            <text:p>0.33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n.a.</text:p>
          </table:table-cell>
          <table:table-cell office:value-type="float" office:value="3.7" calcext:value-type="float">
            <text:p>3.7</text:p>
          </table:table-cell>
          <table:table-cell office:value-type="float" office:value="0.13" calcext:value-type="float">
            <text:p>0.13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/>
          <table:table-cell office:value-type="string" calcext:value-type="string">
            <text:p>4c</text:p>
          </table:table-cell>
          <table:table-cell office:value-type="float" office:value="3.96" calcext:value-type="float">
            <text:p>3.96</text:p>
          </table:table-cell>
          <table:table-cell office:value-type="float" office:value="0.33" calcext:value-type="float">
            <text:p>0.33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.71" calcext:value-type="float">
            <text:p>2.71</text:p>
          </table:table-cell>
          <table:table-cell office:value-type="float" office:value="-0.005" calcext:value-type="float">
            <text:p>-0.005</text:p>
          </table:table-cell>
          <table:table-cell office:value-type="float" office:value="3.7" calcext:value-type="float">
            <text:p>3.7</text:p>
          </table:table-cell>
          <table:table-cell office:value-type="float" office:value="0.13" calcext:value-type="float">
            <text:p>0.13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/>
          <table:table-cell office:value-type="string" calcext:value-type="string">
            <text:p>4d</text:p>
          </table:table-cell>
          <table:table-cell office:value-type="float" office:value="3.96" calcext:value-type="float">
            <text:p>3.96</text:p>
          </table:table-cell>
          <table:table-cell office:value-type="float" office:value="0.33" calcext:value-type="float">
            <text:p>0.33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correl(a)</text:p>
          </table:table-cell>
          <table:table-cell office:value-type="float" office:value="3.7" calcext:value-type="float">
            <text:p>3.7</text:p>
          </table:table-cell>
          <table:table-cell office:value-type="float" office:value="0.13" calcext:value-type="float">
            <text:p>0.13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.96" calcext:value-type="float">
            <text:p>3.96</text:p>
          </table:table-cell>
          <table:table-cell office:value-type="float" office:value="0.33" calcext:value-type="float">
            <text:p>0.33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correl(a)</text:p>
          </table:table-cell>
          <table:table-cell office:value-type="float" office:value="3.7" calcext:value-type="float">
            <text:p>3.7</text:p>
          </table:table-cell>
          <table:table-cell office:value-type="float" office:value="0.13" calcext:value-type="float">
            <text:p>0.13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.96" calcext:value-type="float">
            <text:p>3.96</text:p>
          </table:table-cell>
          <table:table-cell office:value-type="float" office:value="0.33" calcext:value-type="float">
            <text:p>0.33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correl(a)</text:p>
          </table:table-cell>
          <table:table-cell office:value-type="float" office:value="3.7" calcext:value-type="float">
            <text:p>3.7</text:p>
          </table:table-cell>
          <table:table-cell office:value-type="float" office:value="0.13" calcext:value-type="float">
            <text:p>0.13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.96" calcext:value-type="float">
            <text:p>3.96</text:p>
          </table:table-cell>
          <table:table-cell office:value-type="float" office:value="0.33" calcext:value-type="float">
            <text:p>0.33</text:p>
          </table:table-cell>
          <table:table-cell office:value-type="float" office:value="0.5" calcext:value-type="float">
            <text:p>0.5</text:p>
          </table:table-cell>
          <table:table-cell office:value-type="float" office:value="5.5" calcext:value-type="float">
            <text:p>5.5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correl(b)</text:p>
          </table:table-cell>
          <table:table-cell office:value-type="float" office:value="3.7" calcext:value-type="float">
            <text:p>3.7</text:p>
          </table:table-cell>
          <table:table-cell office:value-type="float" office:value="0.13" calcext:value-type="float">
            <text:p>0.13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.96" calcext:value-type="float">
            <text:p>3.96</text:p>
          </table:table-cell>
          <table:table-cell office:value-type="float" office:value="0.33" calcext:value-type="float">
            <text:p>0.33</text:p>
          </table:table-cell>
          <table:table-cell office:value-type="float" office:value="0.5" calcext:value-type="float">
            <text:p>0.5</text:p>
          </table:table-cell>
          <table:table-cell office:value-type="float" office:value="5.35" calcext:value-type="float">
            <text:p>5.35</text:p>
          </table:table-cell>
          <table:table-cell office:value-type="string" calcext:value-type="string">
            <text:p>correlation(d)</text:p>
          </table:table-cell>
          <table:table-cell office:value-type="string" calcext:value-type="string">
            <text:p>correl(c)</text:p>
          </table:table-cell>
          <table:table-cell office:value-type="float" office:value="3.7" calcext:value-type="float">
            <text:p>3.7</text:p>
          </table:table-cell>
          <table:table-cell office:value-type="float" office:value="0.13" calcext:value-type="float">
            <text:p>0.13</text:p>
          </table:table-cell>
          <table:table-cell office:value-type="float" office:value="4.9" calcext:value-type="float">
            <text:p>4.9</text:p>
          </table:table-cell>
        </table:table-row>
        <table:table-row table:style-name="ro1" table:number-rows-repeated="5">
          <table:table-cell/>
          <table:table-cell table:style-name="Default"/>
          <table:table-cell table:number-columns-repeated="9"/>
        </table:table-row>
        <table:table-row table:style-name="ro3">
          <table:table-cell/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/00/0000</text:date>, <text:time style:data-style-name="N2" text:time-value="14:22:27.6545296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3:06:52.561191886</meta:creation-date>
    <dc:date>2019-04-17T15:40:33.569428654</dc:date>
    <meta:editing-duration>P1DT3H33M44S</meta:editing-duration>
    <meta:editing-cycles>4</meta:editing-cycles>
    <meta:generator>LibreOffice/6.0.7.3$Linux_X86_64 LibreOffice_project/00m0$Build-3</meta:generator>
    <meta:document-statistic meta:table-count="2" meta:cell-count="485" meta:object-count="0"/>
  </office:meta>
</office:document-meta>
</file>